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43.367cm" table:align="left"/>
    </style:style>
    <style:style style:name="Πίνακας1.A" style:family="table-column">
      <style:table-column-properties style:column-width="14.723cm"/>
    </style:style>
    <style:style style:name="Πίνακας1.B" style:family="table-column">
      <style:table-column-properties style:column-width="10.137cm"/>
    </style:style>
    <style:style style:name="Πίνακας1.C" style:family="table-column">
      <style:table-column-properties style:column-width="18.507cm"/>
    </style:style>
    <style:style style:name="Πίνακας1.A1" style:family="table-cell">
      <style:table-cell-properties style:vertical-align="middle" fo:padding="0cm" fo:border="none"/>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margin-top="0cm" fo:margin-bottom="0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master-page-name="HTML">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T1" style:family="text">
      <style:text-properties fo:font-weight="bold"/>
    </style:style>
    <style:style style:name="T2" style:family="text">
      <style:text-properties fo:font-style="italic"/>
    </style:style>
    <style:style style:name="T3" style:family="text">
      <style:text-properties fo:font-size="8.25pt"/>
    </style:style>
    <style:style style:name="T4" style:family="text">
      <style:text-properties fo:language="el" fo:country="G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1" text:name="main">
        <text:p text:style-name="Heading_20_1">Mac installation</text:p>
        <text:h text:style-name="Heading_20_2" text:outline-level="2">Επισκόπηση</text:h>
        <text:p text:style-name="Text_20_body">Μπορείτε να εγκαταστήσετε το Sugar FastStack ως μία τυπική εγκατάσταση ή μία προσαρμοσμένη εγκατάσταση. Η τυπική εγκατάσταση προτείνεται, αλλά μπορείτε να διαλέξετε την προσαρμοσμένη αν:</text:p>
        <text:list xml:id="list1284874012851939758" text:style-name="L2">
          <text:list-item>
            <text:p text:style-name="P8">Δεν θέλετε να χρησιμοποιήσετε τον Διαχειριστή Χρήστη ως διαχειριστή βάσης δεδομένων του Sugar </text:p>
          </text:list-item>
          <text:list-item>
            <text:p text:style-name="P6">Θέλετε να ορίσετε τις τοπικές ρυθμίσεις κατά τη διάκεια της εγκατάστασης, πριν κάνετε είσοδο στην εφαρμογή του Sugar </text:p>
          </text:list-item>
        </text:list>
        <text:p text:style-name="Text_20_body">Το Sugar FastStack είναι διαθέσιμο για MySQL server 5.0.37, που περιλαμβάνει PHP 5.2.5 και Apache 2.0.59.</text:p>
        <text:h text:style-name="Heading_20_2" text:outline-level="2"><text:bookmark text:name="Installation_prerequisites"/>Προαπαιτούμενα Εγκατάτασης</text:h>
        <text:p text:style-name="Text_20_body">Η ελάχιστη απαιτούμενη μνήμη είναι 1GB. Ωστόσο, η προτεινόμενη απαίτηση μνήμης είναι 2GB.</text:p>
        <text:p text:style-name="Text_20_body">To FastStack εγκαθιστά και τρέχει τον διακομιστή Apache ως χρήστης nobody. Πριν ξεκινήσετε την διαδικασία εγκατάστασης, επιβεβαιώστε το ότι ο χρήστης nobody έχει πλήρη διακαιώματα Read και Execute στον κατάλογο της εγκατάστασης.</text:p>
        <text:h text:style-name="Heading_20_2" text:outline-level="2">Εκτελώντας μια τυπική εγκατάσταση του Sugar FastStack</text:h>
        <text:p text:style-name="Text_20_body">Ακολουθήστε την διαδικασία που περιγράφεται από κάτω για να εκτελέσετε μία τυπική εγκατάσταση του Sugar FastStack.</text:p>
        <table:table table:name="Πίνακας1" table:style-name="Πίνακας1">
          <table:table-column table:style-name="Πίνακας1.A"/>
          <table:table-column table:style-name="Πίνακας1.B"/>
          <table:table-column table:style-name="Πίνακας1.C"/>
          <table:table-row>
            <table:table-cell table:style-name="Πίνακας1.A1" office:value-type="string">
              <text:p text:style-name="P2">Έργο</text:p>
            </table:table-cell>
            <table:table-cell table:style-name="Πίνακας1.A1" office:value-type="string">
              <text:p text:style-name="P2">Αποτέλεσμα</text:p>
            </table:table-cell>
            <table:table-cell table:style-name="Πίνακας1.A1" office:value-type="string">
              <text:p text:style-name="P2">ΣχόλιαComments</text:p>
            </table:table-cell>
          </table:table-row>
          <table:table-row>
            <table:table-cell table:style-name="Πίνακας1.A1" office:value-type="string">
              <text:p text:style-name="P2">1. Πηγαίνετε στο website του Sugar και κατεβάστε το εκτελέσιμο αρχείο του Sugar FastStack, sugarcrm-CE-6.5.0-osx-installer.app.tgz.</text:p>
            </table:table-cell>
            <table:table-cell table:style-name="Πίνακας1.A1" office:value-type="string">
              <text:p text:style-name="P3"/>
            </table:table-cell>
            <table:table-cell table:style-name="Πίνακας1.A1" office:value-type="string">
              <text:p text:style-name="P3"/>
            </table:table-cell>
          </table:table-row>
          <table:table-row>
            <table:table-cell table:style-name="Πίνακας1.A1" office:value-type="string">
              <text:p text:style-name="P2">2. Πλοηγηθείτε στην τοποθεσία όπου αποθηκεύσατε το αρχείο και κάντε διπλό κλιλκ στο αρχείο για να ξεκινήσει η διαδικασία της εγκατάστασης.</text:p>
            </table:table-cell>
            <table:table-cell table:style-name="Πίνακας1.A1" office:value-type="string">
              <text:p text:style-name="P2">Αυτό εμφανίζει την σελίδα Εγκατάστασης του SugarCRM.</text:p>
            </table:table-cell>
            <table:table-cell table:style-name="Πίνακας1.A1" office:value-type="string">
              <text:p text:style-name="P3"/>
            </table:table-cell>
          </table:table-row>
          <table:table-row>
            <table:table-cell table:style-name="Πίνακας1.A1" office:value-type="string">
              <text:p text:style-name="P2">3. Κάντε κλικ στο Επόμενο στην σελίδα Εγκατάστασης του SugarCRM.</text:p>
            </table:table-cell>
            <table:table-cell table:style-name="Πίνακας1.A1" office:value-type="string">
              <text:p text:style-name="P2">Αυτό εμφανίζει σελίδα του καταλόγου Εγκατάστασης.</text:p>
            </table:table-cell>
            <table:table-cell table:style-name="Πίνακας1.A1" office:value-type="string">
              <text:p text:style-name="P2">Η αρχική τοποθεσία εμφανίζεται στο πεδίο καταλόγου της Εγκατάστασης.</text:p>
            </table:table-cell>
          </table:table-row>
          <table:table-row>
            <table:table-cell table:style-name="Πίνακας1.A1" office:value-type="string">
              <text:p text:style-name="P2">4. (Προαιρετικά) Κάντε κλικ στο εικονίδιο Φάκελος και πληγηθείτε στην τοποθεσία όπου θέλετε να αποθηκεύσετε το πρόγραμμα, αν θέλετε να αλλάξετε τον προεπιλμένο κατάλογο εγκατάστασης.</text:p>
            </table:table-cell>
            <table:table-cell table:style-name="Πίνακας1.A1" office:value-type="string">
              <text:p text:style-name="P3"/>
            </table:table-cell>
            <table:table-cell table:style-name="Πίνακας1.A1" office:value-type="string">
              <text:p text:style-name="P3"/>
            </table:table-cell>
          </table:table-row>
          <table:table-row>
            <table:table-cell table:style-name="Πίνακας1.A1" office:value-type="string">
              <text:p text:style-name="P2">5. Πατήστε Επόμενο.</text:p>
            </table:table-cell>
            <table:table-cell table:style-name="Πίνακας1.A1" office:value-type="string">
              <text:p text:style-name="P2">Αυτό εμφανίζει την σελίδα Επιλογής Συστατικών.</text:p>
            </table:table-cell>
            <table:table-cell table:style-name="Πίνακας1.A1" office:value-type="string">
              <text:p text:style-name="P2">Το συστατικό phpMyAdmin είναι προεπιλεγμένο.</text:p>
            </table:table-cell>
          </table:table-row>
          <table:table-row>
            <table:table-cell table:style-name="Πίνακας1.A1" office:value-type="string">
              <text:p text:style-name="P2">6. Πατήστε Επόμενο.</text:p>
            </table:table-cell>
            <table:table-cell table:style-name="Πίνακας1.A1" office:value-type="string">
              <text:p text:style-name="P2">Αυτό εμφανίζει την σελίδα Εγκατάστασης Τύπου.</text:p>
            </table:table-cell>
            <table:table-cell table:style-name="Πίνακας1.A1" office:value-type="string">
              <text:p text:style-name="P3"/>
            </table:table-cell>
          </table:table-row>
          <table:table-row>
            <table:table-cell table:style-name="Πίνακας1.A1" office:value-type="string">
              <text:p text:style-name="P2">7. Επιλέξτε Τυπική Εγκατάσταση και πατήστε Επόμενο.</text:p>
            </table:table-cell>
            <table:table-cell table:style-name="Πίνακας1.A1" office:value-type="string">
              <text:p text:style-name="P2">Αυτό εμφανίζει την σελίδα Ονόματος Συστήματος με τη προεπιλεγμένη διεύθυνση IP.</text:p>
            </table:table-cell>
            <table:table-cell table:style-name="Πίνακας1.A1" office:value-type="string">
              <text:p text:style-name="P3"/>
            </table:table-cell>
          </table:table-row>
          <table:table-row>
            <table:table-cell table:style-name="Πίνακας1.A1" office:value-type="string">
              <text:p text:style-name="P2">8. Αντικαταστήστε την διεύθυνση IP με ένα όνομα για το σύστημα Sugar.</text:p>
            </table:table-cell>
            <table:table-cell table:style-name="Πίνακας1.A1" office:value-type="string">
              <text:p text:style-name="P3"/>
            </table:table-cell>
            <table:table-cell table:style-name="Πίνακας1.A1" office:value-type="string">
              <text:p text:style-name="P2">Αυτό είναι το όνομα που θα εμφανίζεται στην μπάρα τίτλου στον περιηγητή.</text:p>
            </table:table-cell>
          </table:table-row>
          <table:table-row>
            <table:table-cell table:style-name="Πίνακας1.A1" office:value-type="string">
              <text:p text:style-name="P2">9. Πατήστε Επόμενο.</text:p>
            </table:table-cell>
            <table:table-cell table:style-name="Πίνακας1.A1" office:value-type="string">
              <text:p text:style-name="P2">Αυτό εμφανίζει εμφανίζει την σελίδα Κωδικού Διαχειριστή SugarCRM.</text:p>
            </table:table-cell>
            <table:table-cell table:style-name="Πίνακας1.A1" office:value-type="string">
              <text:p text:style-name="P3"/>
            </table:table-cell>
          </table:table-row>
          <table:table-row>
            <table:table-cell table:style-name="Πίνακας1.A1" office:value-type="string">
              <text:p text:style-name="P2">10. Εισάγετε τον κωδικό τον οποίο ο διαχειριστής του Sugar θα χρησιμοποιήσει για να κάνει είσοδο στο Sugar και πατήστε Επόμενο.</text:p>
            </table:table-cell>
            <table:table-cell table:style-name="Πίνακας1.A1" office:value-type="string">
              <text:p text:style-name="P2">Αυτό εμφανίζει την σελίδα δεδομέμων Demo.</text:p>
            </table:table-cell>
            <table:table-cell table:style-name="Πίνακας1.A1" office:value-type="string">
              <text:p text:style-name="P3"/>
            </table:table-cell>
          </table:table-row>
          <table:table-row>
            <table:table-cell table:style-name="Πίνακας1.A1" office:value-type="string">
              <text:p text:style-name="P2">11. Διαλέξτε Ναι για να συμπληρώσετε την βάση δεδομένων με τα δεδομένα Demo; διαλέξτε Ναι (multibyte) για να συμπληρώσετε τα δεδομένα Demo με χαρακτήρες multibyte, διαλέξτε Όχι αν δεν θέλετε τα δεδομένα Demo.</text:p>
            </table:table-cell>
            <table:table-cell table:style-name="Πίνακας1.A1" office:value-type="string">
              <text:p text:style-name="P3"/>
            </table:table-cell>
            <table:table-cell table:style-name="Πίνακας1.A1" office:value-type="string">
              <text:p text:style-name="P3"/>
            </table:table-cell>
          </table:table-row>
          <table:table-row>
            <table:table-cell table:style-name="Πίνακας1.A1" office:value-type="string">
              <text:p text:style-name="P2">12. Πατήστε Επόμενο.</text:p>
            </table:table-cell>
            <table:table-cell table:style-name="Πίνακας1.A1" office:value-type="string">
              <text:p text:style-name="P2">Αυτό εμφανίζει τη σελίδα Εγκατάσταση ως υπηρεσία.</text:p>
            </table:table-cell>
            <table:table-cell table:style-name="Πίνακας1.A1" office:value-type="string">
              <text:p text:style-name="P3"/>
            </table:table-cell>
          </table:table-row>
          <table:table-row>
            <table:table-cell table:style-name="Πίνακας1.A1" office:value-type="string">
              <text:p text:style-name="P2">13. Διαλέξτε Ναι για να ξεκινάτε το Sugar FastStack όταν ξεκινάτε τον υπολογιστή σας και πατήστε Επόμενο.</text:p>
            </table:table-cell>
            <table:table-cell table:style-name="Πίνακας1.A1" office:value-type="string">
              <text:p text:style-name="P3"/>
            </table:table-cell>
            <table:table-cell table:style-name="Πίνακας1.A1" office:value-type="string">
              <text:p text:style-name="P2">Αν διαλέξετε Όχι, η σελίδα Web Server Domain εμφανίζεται. Πηγαίνετα το βήμα16.</text:p>
              <text:p text:style-name="P2"><text:span text:style-name="T1">Σημείωση</text:span>: Αν διαλέξετε να εγκαταστήσετε το Sugar FastStack ως υπηρεσία, και δεν κάνατε είσοδο ως διαχειριστής, θα σας ζητηθεί να εισάγετε τον κωδικό διαχειριστή. Εξασφαλίστε ότι θα εισάγετε τον κωδικό του διαχειριστή Συστήματος και όχι τον κωδικό του διαχειριστή του Sugar.</text:p>
              <text:p text:style-name="P2">Η σελίδα Web Server Port εμφανίζεται αν ο Εγκαταστάτης δεν μπορεί να δεσμεύσει την προεπιλεγμένη θύρα.</text:p>
            </table:table-cell>
          </table:table-row>
          <table:table-row>
            <table:table-cell table:style-name="Πίνακας1.A1" office:value-type="string">
              <text:p text:style-name="P2">14. Εισάγετε κάποιον άλλο αριθμό θύρας και πατήστε Επόμενο, αν η σελίδα Web Server Port εμφανιστεί.</text:p>
            </table:table-cell>
            <table:table-cell table:style-name="Πίνακας1.A1" office:value-type="string">
              <text:p text:style-name="P2">Η σελίδα Web Server Port εμφανίζει ένα προεπιλεγμένο αριθμό θύρας για πρόσβαση SSL, αν ο Εγκαταστάτης δεν μπορεί να δεσμεύσει τον προεπιλεγμένο αριθμό θύρας SSL.</text:p>
            </table:table-cell>
            <table:table-cell table:style-name="Πίνακας1.A1" office:value-type="string">
              <text:p text:style-name="P3"/>
            </table:table-cell>
          </table:table-row>
          <table:table-row>
            <table:table-cell table:style-name="Πίνακας1.A1" office:value-type="string">
              <text:p text:style-name="P2">15. Εισάγτετε κάποιον άλλο αριθμό θύρας και πατήστε Επόμενο αν εμφανιστεί το πεδίο προεπιλεγμένου αριθμού θύρας SSL.</text:p>
            </table:table-cell>
            <table:table-cell table:style-name="Πίνακας1.A1" office:value-type="string">
              <text:p text:style-name="P2">Η σελίδα Web Server Domain εμφανίζει την προεπιλεγμένη διεύθυνση IP του domain.</text:p>
            </table:table-cell>
            <table:table-cell table:style-name="Πίνακας1.A1" office:value-type="string">
              <text:p text:style-name="P3"/>
            </table:table-cell>
          </table:table-row>
          <table:table-row>
            <table:table-cell table:style-name="Πίνακας1.A1" office:value-type="string">
              <text:p text:style-name="P2">16. Αντικαταστήστε την προεπιλεγμένη διεύθυνση IP με το host name <text:s/>ή την διεύθυνση IP του υπολογιστή στον οποίο το FastStack εγκαθίσταται για να επιτρέψετε άλλους χρήστες να έχουν πρόσβαση αυτή την εγκατάσταση από άλλον υπολογιστή.</text:p>
            </table:table-cell>
            <table:table-cell table:style-name="Πίνακας1.A1" office:value-type="string">
              <text:p text:style-name="P3"/>
            </table:table-cell>
            <table:table-cell table:style-name="Πίνακας1.A1" office:value-type="string">
              <text:p text:style-name="P3"/>
            </table:table-cell>
          </table:table-row>
          <table:table-row>
            <table:table-cell table:style-name="Πίνακας1.A1" office:value-type="string">
              <text:p text:style-name="P2">17. Πατήστε Επόμενο.</text:p>
            </table:table-cell>
            <table:table-cell table:style-name="Πίνακας1.A1" office:value-type="string">
              <text:p text:style-name="P2">Η σελίδα Θύρας Βάσης Δεδομένων εμφανίζεται αν ο Εγκαταστάτης δεν μπορεί να δεσμεύσει την προεπιλεγμένη θύρα για την βάση δεδομένων MySQL που έρχεται μαζί με το πακέτο.</text:p>
            </table:table-cell>
            <table:table-cell table:style-name="Πίνακας1.A1" office:value-type="string">
              <text:p text:style-name="P3"/>
            </table:table-cell>
          </table:table-row>
          <table:table-row>
            <table:table-cell table:style-name="Πίνακας1.A1" office:value-type="string">
              <text:p text:style-name="P2">18. Εισάγετε κάποιον άλλο αριθμό θύρας και πατήστε Επόμενο.</text:p>
            </table:table-cell>
            <table:table-cell table:style-name="Πίνακας1.A1" office:value-type="string">
              <text:p text:style-name="P2">Αυτό εμφανίζει την σελίδα Διαπιστευτηρίων MySQL.</text:p>
            </table:table-cell>
            <table:table-cell table:style-name="Πίνακας1.A1" office:value-type="string">
              <text:p text:style-name="P3"/>
            </table:table-cell>
          </table:table-row>
          <table:table-row>
            <table:table-cell table:style-name="Πίνακας1.A1" office:value-type="string">
              <text:p text:style-name="P2">19. Εισάγετε κωδικό για τον χρήστη root της βάσης δεδομένων MySQL, και επαναεισάγετε τον για να γίνει επιβεβαίωση, και πατήστε επόμενο.</text:p>
            </table:table-cell>
            <table:table-cell table:style-name="Πίνακας1.A1" office:value-type="string">
              <text:p text:style-name="P2">Αυτό εμφανίζει την σελίδα Κωδικού phpMyAdmin.</text:p>
            </table:table-cell>
            <table:table-cell table:style-name="Πίνακας1.A1" office:value-type="string">
              <text:p text:style-name="P3"/>
            </table:table-cell>
          </table:table-row>
          <table:table-row>
            <table:table-cell table:style-name="Πίνακας1.A1" office:value-type="string">
              <text:p text:style-name="P2">20. Εισάγετε έναν κωδικό για τον διαχειριστήphpMyAdmin, και επαναεισάγετε τον για να επιβεβαιωθεί, και πατήστε Επόμενο.</text:p>
            </table:table-cell>
            <table:table-cell table:style-name="Πίνακας1.A1" office:value-type="string">
              <text:p text:style-name="P2">Αυτό εμφανίζει την σελίδα Έτοιμο για Εγκατάσταση.</text:p>
            </table:table-cell>
            <table:table-cell table:style-name="Πίνακας1.A1" office:value-type="string">
              <text:p text:style-name="P3"/>
            </table:table-cell>
          </table:table-row>
          <table:table-row>
            <table:table-cell table:style-name="Πίνακας1.A1" office:value-type="string">
              <text:p text:style-name="P2">21. Πατήστε Επόμενο.</text:p>
            </table:table-cell>
            <table:table-cell table:style-name="Πίνακας1.A1" office:value-type="string">
              <text:p text:style-name="P2">Αυτό ξεκινά την διαδικασία εγκατάστασης.</text:p>
            </table:table-cell>
            <table:table-cell table:style-name="Πίνακας1.A1" office:value-type="string">
              <text:p text:style-name="P2">Η σελίδα του Οδηγού Εγκατάστασης SugarCRM εμφανίζεται μετά την ολοκλήρωση της εγκατάστασης με την επιλογή να ξεκινήσει το SugarCRM προεπιλεγμένη.</text:p>
            </table:table-cell>
          </table:table-row>
          <table:table-row>
            <table:table-cell table:style-name="Πίνακας1.A1" office:value-type="string">
              <text:p text:style-name="P2">22. Πατήστε Τέλος.</text:p>
            </table:table-cell>
            <table:table-cell table:style-name="Πίνακας1.A1" office:value-type="string">
              <text:p text:style-name="P2">Αυτό εμφανίζει την σελίδα εισόδου του Sugar.</text:p>
            </table:table-cell>
            <table:table-cell table:style-name="Πίνακας1.A1" office:value-type="string">
              <text:p text:style-name="P2">Τώρα μπορείτε να κάνετε είσοδο στο Sugar ως διαχειριστής με τον κωδικό που καθορίσατε κατά τη διάρκεια της εγκατάστασης.</text:p>
            </table:table-cell>
          </table:table-row>
        </table:table>
        <text:p text:style-name="Text_20_body">Μετά από μία επιτυχημένη είσοδο, μπορείτε να ρυθμίσετε τους χρήστες και να εκτελέσετε άλλα <text:bookmark text:name="result_box"/><text:span text:style-name="T4">διοικητικά καθήκοντα</text:span>. Μπορείτε να δείτε τον Οδηγό του Sugar Community Edition Application <text:span text:style-name="T2">Guide </text:span>για περισσότερες πληροφορίες.</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c installation - SugarCRM Support </dc:title>
    <dc:date>2014-07-21T19:17:42.983229431</dc:date>
    <meta:generator>LibreOffice/4.2.3.3$Linux_x86 LibreOffice_project/420m0$Build-3</meta:generator>
    <meta:editing-duration>PT40M32S</meta:editing-duration>
    <meta:editing-cycles>7</meta:editing-cycles>
    <meta:document-statistic meta:table-count="1" meta:image-count="0" meta:object-count="0" meta:page-count="1" meta:paragraph-count="61" meta:word-count="762" meta:character-count="5214" meta:non-whitespace-character-count="4512"/>
    <meta:user-defined meta:name=""/>
    <meta:user-defined meta:name="viewport">width=device-width</meta:user-defined>
  </office:meta>
</office:document-meta>
</file>